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40000000300FD88D9A6.png"/>
  <manifest:file-entry manifest:media-type="image/png" manifest:full-path="Pictures/1000020100000400000000AE520D2CB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56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_20_1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fo:min-height="13.859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color="#ffffff" fo:font-family="'Lucida Sans Unicode'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P2" style:family="paragraph">
      <style:text-properties fo:color="#ffffff" fo:font-family="'Liberation Sans'" style:font-family-generic="swiss" style:font-pitch="variable" fo:font-size="26pt" fo:text-shadow="none" fo:font-weight="normal" style:font-size-asian="26pt" style:font-weight-asian="normal" style:font-size-complex="26pt" style:font-weight-complex="normal"/>
    </style:style>
    <style:style style:name="P3" style:family="paragraph">
      <style:text-properties fo:font-family="'Lucida Sans Unicode'" style:font-family-generic="swiss" style:font-pitch="variable"/>
    </style:style>
    <style:style style:name="P4" style:family="paragraph">
      <style:paragraph-properties fo:text-align="start"/>
    </style:style>
    <style:style style:name="T1" style:family="text">
      <style:text-properties fo:color="#ffffff" fo:font-family="'Liberation Sans'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color="#ffffff" fo:font-family="'Liberation Sans'" style:font-family-generic="swiss" style:font-pitch="variable" fo:font-size="26pt" fo:text-shadow="none" fo:font-weight="normal" style:font-size-asian="26pt" style:font-weight-asian="normal" style:font-size-complex="26pt" style:font-weight-complex="normal"/>
    </style:style>
    <style:style style:name="T3" style:family="text">
      <style:text-properties fo:font-family="'Lucida Sans Unicode'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draw:style-name="gr1" draw:text-style-name="P1" draw:layer="layout" svg:width="20.6cm" svg:height="4.811cm" svg:x="0.6cm" svg:y="7.283cm">
          <draw:text-box>
            <text:p><text:span text:style-name="T1">Titulo de la charla</text:span></text:p>
            <text:p><text:span text:style-name="T1">Hasta un máximo</text:span></text:p>
            <text:p><text:span text:style-name="T1">De tres lineas</text:span></text:p>
          </draw:text-box>
        </draw:frame>
        <draw:frame draw:style-name="gr2" draw:text-style-name="P2" draw:layer="layout" svg:width="20.6cm" svg:height="5.376cm" svg:x="0.6cm" svg:y="13cm">
          <draw:text-box>
            <text:p><text:span text:style-name="T2">Nombre del expositor</text:span></text:p>
            <text:p><text:span text:style-name="T2"/></text:p>
            <text:p><text:span text:style-name="T2">Cargo/Titulo</text:span></text:p>
            <text:p><text:span text:style-name="T2">Comunidad</text:span></text:p>
            <text:p><text:span text:style-name="T2">Website/e-mai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9cm" svg:height="3.506cm" svg:x="0.4cm" svg:y="0.894cm" presentation:class="title">
          <draw:text-box>
            <text:p><text:span text:style-name="T3">Titulo I</text:span></text:p>
          </draw:text-box>
        </draw:frame>
        <draw:frame presentation:style-name="pr3" draw:text-style-name="P4" draw:layer="layout" svg:width="25.199cm" svg:height="13.859cm" svg:x="1.4cm" svg:y="4.914cm" presentation:class="subtitle">
          <draw:text-box>
            <text:list text:style-name="L2">
              <text:list-item>
                <text:p text:style-name="P4">Adfsds</text:p>
              </text:list-item>
              <text:list-item>
                <text:p text:style-name="P4">sdfsdsd</text:p>
              </text:list-item>
              <text:list-item>
                <text:p text:style-name="P4">B</text:p>
              </text:list-item>
              <text:list-item>
                <text:p text:style-name="P4">C</text:p>
              </text:list-item>
              <text:list-item>
                <text:p text:style-name="P4">D</text:p>
              </text:list-item>
              <text:list-item>
                <text:p text:style-name="P4">E</text:p>
              </text:list-item>
              <text:list-item>
                <text:p text:style-name="P4">F</text:p>
              </text:list-item>
              <text:list-item>
                <text:p text:style-name="P4">G</text:p>
                <text:p text:style-name="P4"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G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ucida Sans Unicode'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/>
      <style:text-properties fo:color="#ffffff" style:text-outline="false" style:text-line-through-style="none" fo:font-family="'Lucida Sans Unicode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ffffff" fo:font-family="'Lucida Sans Unicode'" style:font-family-generic="swiss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ffffff" fo:font-family="'Lucida Sans Unicode'" style:font-family-generic="swiss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ffffff" fo:font-family="'Lucida Sans Unicode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ffffff" fo:font-family="'Lucida Sans Unicode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ffffff" fo:font-family="'Lucida Sans Unicode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ffffff" fo:font-family="'Lucida Sans Unicode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color="#ffffff" fo:font-family="'Lucida Sans Unicode'" style:font-family-generic="swiss" style:font-pitch="variable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color="#ffffff" fo:font-family="'Lucida Sans Unicode'" style:font-family-generic="swiss" style:font-pitch="variable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8.204cm" svg:height="4.79cm" svg:x="-0.2cm" svg:y="0.057cm">
        <draw:image xlink:href="Pictures/1000020100000400000000AE520D2CBB.png" xlink:type="simple" xlink:show="embed" xlink:actuate="onLoad">
          <text:p/>
        </draw:image>
      </draw:frame>
      <draw:frame presentation:style-name="Default-title" draw:layer="backgroundobjects" svg:width="25.199cm" svg:height="3.506cm" svg:x="0.4cm" svg:y="0.894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28.113cm" svg:height="21.083cm" svg:x="-0.031cm" svg:y="0cm">
        <draw:image xlink:href="Pictures/100002010000040000000300FD88D9A6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26T22:26:14</meta:creation-date>
    <meta:editing-duration>PT2H31M1S</meta:editing-duration>
    <meta:editing-cycles>4</meta:editing-cycles>
    <dc:date>2011-09-27T01:10:23</dc:date>
    <meta:generator>LibreOffice/3.4$Unix LibreOffice_project/340m1$Build-302</meta:generator>
    <meta:document-statistic meta:object-count="42"/>
  </office:meta>
</office:document-meta>
</file>